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bold" officeooo:rsid="0005a98d" officeooo:paragraph-rsid="0005a98d" style:font-weight-asian="bold" style:font-weight-complex="bold"/>
    </style:style>
    <style:style style:name="P2" style:family="paragraph" style:parent-style-name="Standard">
      <style:text-properties style:font-name="Liberation Sans" fo:font-weight="bold" officeooo:rsid="000c03c4" officeooo:paragraph-rsid="000c03c4" style:font-weight-asian="bold" style:font-weight-complex="bold"/>
    </style:style>
    <style:style style:name="P3" style:family="paragraph" style:parent-style-name="Standard">
      <style:text-properties style:font-name="Liberation Sans" fo:font-weight="bold" officeooo:rsid="000cc65b" officeooo:paragraph-rsid="000cc65b" style:font-weight-asian="bold" style:font-weight-complex="bold"/>
    </style:style>
    <style:style style:name="P4" style:family="paragraph" style:parent-style-name="Text_20_body">
      <style:paragraph-properties fo:margin-left="0in" fo:margin-right="0in" fo:margin-top="0in" fo:margin-bottom="0in" style:contextual-spacing="false" fo:text-indent="0in" style:auto-text-indent="false"/>
      <style:text-properties style:font-name="Liberation Sans" fo:font-weight="bold" officeooo:rsid="000cc65b" officeooo:paragraph-rsid="000cc65b" style:font-weight-asian="bold" style:font-weight-complex="bold" loext:padding="0.0193in" loext:border="0.06pt solid #e5e7eb"/>
    </style:style>
    <style:style style:name="P5" style:family="paragraph" style:parent-style-name="Text_20_body">
      <style:paragraph-properties fo:margin-left="0in" fo:margin-right="0in" fo:margin-top="0in" fo:margin-bottom="0in" style:contextual-spacing="false" fo:text-indent="0in" style:auto-text-indent="false"/>
      <style:text-properties style:font-name="Liberation Sans" fo:font-weight="bold" officeooo:rsid="00190353" style:font-weight-asian="bold" style:font-weight-complex="bold" loext:padding="0.0193in" loext:border="0.06pt solid #e5e7eb"/>
    </style:style>
    <style:style style:name="P6" style:family="paragraph" style:parent-style-name="Text_20_body">
      <style:paragraph-properties fo:margin-left="0in" fo:margin-right="0in" fo:margin-top="0in" fo:margin-bottom="0in" style:contextual-spacing="false" fo:text-indent="0in" style:auto-text-indent="false"/>
      <style:text-properties style:font-name="Liberation Sans" fo:font-weight="bold" officeooo:rsid="001a60db" officeooo:paragraph-rsid="001a60db" style:font-weight-asian="bold" style:font-weight-complex="bold" loext:padding="0.0193in" loext:border="0.06pt solid #e5e7eb"/>
    </style:style>
    <style:style style:name="P7" style:family="paragraph" style:parent-style-name="Text_20_body">
      <style:text-properties style:font-name="Liberation Sans" fo:font-weight="bold" officeooo:rsid="00271590" officeooo:paragraph-rsid="00271590" style:font-weight-asian="bold" style:font-weight-complex="bold"/>
    </style:style>
    <style:style style:name="P8" style:family="paragraph" style:parent-style-name="Standard">
      <style:text-properties style:font-name="Liberation Sans" officeooo:rsid="0005a98d" officeooo:paragraph-rsid="0005a98d"/>
    </style:style>
    <style:style style:name="P9" style:family="paragraph" style:parent-style-name="Standard">
      <style:text-properties style:font-name="Liberation Sans" officeooo:rsid="0005d7fd" officeooo:paragraph-rsid="0005d7fd"/>
    </style:style>
    <style:style style:name="P10" style:family="paragraph" style:parent-style-name="Standard">
      <style:text-properties style:font-name="Liberation Sans" fo:font-weight="normal" officeooo:rsid="000bcc46" officeooo:paragraph-rsid="000bcc46" style:font-weight-asian="normal" style:font-weight-complex="normal"/>
    </style:style>
    <style:style style:name="P11" style:family="paragraph" style:parent-style-name="Standard">
      <style:text-properties style:font-name="Liberation Sans" fo:font-weight="normal" officeooo:rsid="000c03c4" officeooo:paragraph-rsid="000c03c4" style:font-weight-asian="normal" style:font-weight-complex="normal"/>
    </style:style>
    <style:style style:name="P12" style:family="paragraph" style:parent-style-name="Standard">
      <style:text-properties style:font-name="Liberation Sans" fo:font-weight="normal" officeooo:rsid="00551bff" officeooo:paragraph-rsid="00551bff" style:font-weight-asian="normal" style:font-weight-complex="normal"/>
    </style:style>
    <style:style style:name="P13" style:family="paragraph" style:parent-style-name="Text_20_body">
      <style:paragraph-properties fo:margin-left="0in" fo:margin-right="0in" fo:margin-top="0in" fo:margin-bottom="0in" style:contextual-spacing="false" fo:text-indent="0in" style:auto-text-indent="false"/>
      <style:text-properties style:font-name="Liberation Sans" fo:font-weight="normal" officeooo:rsid="001b8911" officeooo:paragraph-rsid="00190353" style:font-weight-asian="normal" style:font-weight-complex="normal" loext:padding="0.0193in" loext:border="0.06pt solid #e5e7eb"/>
    </style:style>
    <style:style style:name="P14" style:family="paragraph" style:parent-style-name="Standard">
      <style:text-properties style:font-name="Liberation Sans" fo:font-style="italic" fo:font-weight="normal" officeooo:rsid="000bcc46" officeooo:paragraph-rsid="000bcc46" style:font-style-asian="italic" style:font-weight-asian="normal" style:font-style-complex="italic" style:font-weight-complex="normal"/>
    </style:style>
    <style:style style:name="P15" style:family="paragraph" style:parent-style-name="Standard">
      <style:text-properties style:font-name="Liberation Sans" fo:font-style="italic" fo:font-weight="normal" officeooo:rsid="000cc65b" officeooo:paragraph-rsid="000cc65b" style:font-style-asian="italic" style:font-weight-asian="normal" style:font-style-complex="italic" style:font-weight-complex="normal"/>
    </style:style>
    <style:style style:name="P16" style:family="paragraph" style:parent-style-name="Text_20_body">
      <style:text-properties style:font-name="Liberation Sans" fo:font-style="italic" fo:font-weight="normal" officeooo:rsid="000cc65b" officeooo:paragraph-rsid="000cc65b" style:font-style-asian="italic" style:font-weight-asian="normal" style:font-style-complex="italic" style:font-weight-complex="normal"/>
    </style:style>
    <style:style style:name="P17" style:family="paragraph" style:parent-style-name="Standard">
      <style:text-properties style:font-name="Liberation Sans" fo:font-style="italic" fo:font-weight="normal" officeooo:rsid="000d0fef" officeooo:paragraph-rsid="000d0fef" style:font-style-asian="italic" style:font-weight-asian="normal" style:font-style-complex="italic" style:font-weight-complex="normal"/>
    </style:style>
    <style:style style:name="P18" style:family="paragraph" style:parent-style-name="Standard">
      <style:text-properties style:font-name="Liberation Sans" fo:font-style="italic" fo:font-weight="normal" officeooo:rsid="000f7cca" officeooo:paragraph-rsid="000f7cca" style:font-style-asian="italic" style:font-weight-asian="normal" style:font-style-complex="italic" style:font-weight-complex="normal"/>
    </style:style>
    <style:style style:name="P19" style:family="paragraph" style:parent-style-name="Standard">
      <style:text-properties style:font-name="Liberation Sans" fo:font-style="italic" fo:font-weight="normal" officeooo:rsid="0014cd9c" officeooo:paragraph-rsid="0014cd9c" style:font-style-asian="italic" style:font-weight-asian="normal" style:font-style-complex="italic" style:font-weight-complex="normal"/>
    </style:style>
    <style:style style:name="P20" style:family="paragraph" style:parent-style-name="Standard">
      <style:text-properties style:font-name="Liberation Sans" fo:font-style="italic" fo:font-weight="normal" officeooo:rsid="001b8911" officeooo:paragraph-rsid="001b8911" style:font-style-asian="italic" style:font-weight-asian="normal" style:font-style-complex="italic" style:font-weight-complex="normal"/>
    </style:style>
    <style:style style:name="P21" style:family="paragraph" style:parent-style-name="Standard">
      <style:text-properties style:font-name="Liberation Sans" fo:font-style="italic" fo:font-weight="normal" officeooo:rsid="001c56c8" officeooo:paragraph-rsid="001c56c8" style:font-style-asian="italic" style:font-weight-asian="normal" style:font-style-complex="italic" style:font-weight-complex="normal"/>
    </style:style>
    <style:style style:name="P22" style:family="paragraph" style:parent-style-name="Standard">
      <style:text-properties style:font-name="Liberation Sans" fo:font-style="italic" fo:font-weight="normal" officeooo:rsid="002aafd4" officeooo:paragraph-rsid="002bce8f" style:font-style-asian="italic" style:font-weight-asian="normal" style:font-style-complex="italic" style:font-weight-complex="normal"/>
    </style:style>
    <style:style style:name="P23" style:family="paragraph" style:parent-style-name="Standard">
      <style:text-properties style:font-name="Liberation Sans" fo:font-style="italic" officeooo:paragraph-rsid="0010d6ed" style:font-style-asian="italic" style:font-style-complex="italic"/>
    </style:style>
    <style:style style:name="P24" style:family="paragraph" style:parent-style-name="Standard">
      <style:text-properties style:font-name="Liberation Sans" fo:font-style="italic" officeooo:rsid="0010d6ed" officeooo:paragraph-rsid="0010d6ed" style:font-style-asian="italic" style:font-style-complex="italic"/>
    </style:style>
    <style:style style:name="P25" style:family="paragraph" style:parent-style-name="Standard">
      <style:text-properties style:font-name="Liberation Sans" fo:font-style="normal" fo:font-weight="bold" officeooo:rsid="000cc65b" officeooo:paragraph-rsid="000cc65b" style:font-style-asian="normal" style:font-weight-asian="bold" style:font-style-complex="normal" style:font-weight-complex="bold"/>
    </style:style>
    <style:style style:name="P26" style:family="paragraph" style:parent-style-name="Standard">
      <style:text-properties style:font-name="Liberation Sans" fo:font-style="normal" fo:font-weight="bold" officeooo:rsid="000d0fef" officeooo:paragraph-rsid="000d0fef" style:font-style-asian="normal" style:font-weight-asian="bold" style:font-style-complex="normal" style:font-weight-complex="bold"/>
    </style:style>
    <style:style style:name="P27" style:family="paragraph" style:parent-style-name="Standard">
      <style:text-properties style:font-name="Liberation Sans" fo:font-style="normal" fo:font-weight="bold" officeooo:rsid="000f7cb9" officeooo:paragraph-rsid="000f7cb9" style:font-style-asian="normal" style:font-weight-asian="bold" style:font-style-complex="normal" style:font-weight-complex="bold"/>
    </style:style>
    <style:style style:name="P28" style:family="paragraph" style:parent-style-name="Standard">
      <style:text-properties style:font-name="Liberation Sans" fo:font-style="normal" fo:font-weight="bold" officeooo:rsid="000f8ec8" officeooo:paragraph-rsid="000f8ec8" style:font-style-asian="normal" style:font-weight-asian="bold" style:font-style-complex="normal" style:font-weight-complex="bold"/>
    </style:style>
    <style:style style:name="P29" style:family="paragraph" style:parent-style-name="Standard">
      <style:text-properties style:font-name="Liberation Sans" fo:font-style="normal" fo:font-weight="bold" officeooo:rsid="0011452d" officeooo:paragraph-rsid="0011452d" style:font-style-asian="normal" style:font-weight-asian="bold" style:font-style-complex="normal" style:font-weight-complex="bold"/>
    </style:style>
    <style:style style:name="P30" style:family="paragraph" style:parent-style-name="Standard">
      <style:text-properties style:font-name="Liberation Sans" fo:font-style="normal" fo:font-weight="bold" officeooo:rsid="001433d5" officeooo:paragraph-rsid="001433d5" style:font-style-asian="normal" style:font-weight-asian="bold" style:font-style-complex="normal" style:font-weight-complex="bold"/>
    </style:style>
    <style:style style:name="P31" style:family="paragraph" style:parent-style-name="Standard">
      <style:text-properties style:font-name="Liberation Sans" fo:font-style="normal" fo:font-weight="bold" officeooo:rsid="00150e4b" officeooo:paragraph-rsid="00150e4b" style:font-style-asian="normal" style:font-weight-asian="bold" style:font-style-complex="normal" style:font-weight-complex="bold"/>
    </style:style>
    <style:style style:name="P32" style:family="paragraph" style:parent-style-name="Standard">
      <style:text-properties style:font-name="Liberation Sans" fo:font-style="normal" fo:font-weight="bold" officeooo:rsid="0017c3cb" officeooo:paragraph-rsid="0017c3cb" style:font-style-asian="normal" style:font-weight-asian="bold" style:font-style-complex="normal" style:font-weight-complex="bold"/>
    </style:style>
    <style:style style:name="P33" style:family="paragraph" style:parent-style-name="Standard">
      <style:text-properties style:font-name="Liberation Sans" fo:font-style="normal" fo:font-weight="bold" officeooo:rsid="001e63cf" officeooo:paragraph-rsid="001e63cf" style:font-style-asian="normal" style:font-weight-asian="bold" style:font-style-complex="normal" style:font-weight-complex="bold"/>
    </style:style>
    <style:style style:name="P34" style:family="paragraph" style:parent-style-name="Standard">
      <style:text-properties style:font-name="Liberation Sans" fo:font-style="normal" fo:font-weight="bold" officeooo:rsid="00261cfa" officeooo:paragraph-rsid="00261cfa" style:font-style-asian="normal" style:font-weight-asian="bold" style:font-style-complex="normal" style:font-weight-complex="bold"/>
    </style:style>
    <style:style style:name="P35" style:family="paragraph" style:parent-style-name="Standard">
      <style:text-properties style:font-name="Liberation Sans" fo:font-style="normal" fo:font-weight="bold" officeooo:rsid="002e0652" officeooo:paragraph-rsid="002e0652" style:font-style-asian="normal" style:font-weight-asian="bold" style:font-style-complex="normal" style:font-weight-complex="bold"/>
    </style:style>
    <style:style style:name="P36" style:family="paragraph" style:parent-style-name="Standard">
      <style:text-properties style:font-name="Liberation Sans" fo:font-style="normal" fo:font-weight="bold" officeooo:rsid="002f7e10" officeooo:paragraph-rsid="002f7e10" style:font-style-asian="normal" style:font-weight-asian="bold" style:font-style-complex="normal" style:font-weight-complex="bold"/>
    </style:style>
    <style:style style:name="P37" style:family="paragraph" style:parent-style-name="Standard">
      <style:text-properties style:font-name="Liberation Sans" fo:font-style="normal" fo:font-weight="bold" officeooo:rsid="0030c6a1" officeooo:paragraph-rsid="0030c6a1" style:font-style-asian="normal" style:font-weight-asian="bold" style:font-style-complex="normal" style:font-weight-complex="bold"/>
    </style:style>
    <style:style style:name="P38" style:family="paragraph" style:parent-style-name="Standard">
      <style:text-properties style:font-name="Liberation Sans" fo:font-style="normal" fo:font-weight="normal" officeooo:rsid="000d0fef" officeooo:paragraph-rsid="000d0fef"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0f7cca" officeooo:paragraph-rsid="000f7cca"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249d6" officeooo:paragraph-rsid="001249d6"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14cd9c" officeooo:paragraph-rsid="0014cd9c"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1b8911" officeooo:paragraph-rsid="001b8911" style:font-style-asian="normal" style:font-weight-asian="normal" style:font-style-complex="normal" style:font-weight-complex="normal"/>
    </style:style>
    <style:style style:name="P43" style:family="paragraph" style:parent-style-name="Standard">
      <style:text-properties style:font-name="Liberation Sans" fo:font-style="normal" fo:font-weight="normal" officeooo:rsid="001c56c8" officeooo:paragraph-rsid="001c56c8" style:font-style-asian="normal" style:font-weight-asian="normal" style:font-style-complex="normal" style:font-weight-complex="normal"/>
    </style:style>
    <style:style style:name="P44" style:family="paragraph" style:parent-style-name="Standard">
      <style:text-properties style:font-name="Liberation Sans" fo:font-style="normal" fo:font-weight="normal" officeooo:rsid="00203ced" officeooo:paragraph-rsid="00203ced" style:font-style-asian="normal" style:font-weight-asian="normal" style:font-style-complex="normal" style:font-weight-complex="normal"/>
    </style:style>
    <style:style style:name="P45" style:family="paragraph" style:parent-style-name="Standard">
      <style:text-properties style:font-name="Liberation Sans" fo:font-style="normal" fo:font-weight="normal" officeooo:rsid="002aafd4" officeooo:paragraph-rsid="002bce8f" style:font-style-asian="normal" style:font-weight-asian="normal" style:font-style-complex="normal" style:font-weight-complex="normal"/>
    </style:style>
    <style:style style:name="P46" style:family="paragraph" style:parent-style-name="Standard">
      <style:text-properties style:font-name="Liberation Sans" fo:font-style="normal" fo:font-weight="normal" officeooo:rsid="002c9cdb" officeooo:paragraph-rsid="002c9cdb" style:font-style-asian="normal" style:font-weight-asian="normal" style:font-style-complex="normal" style:font-weight-complex="normal"/>
    </style:style>
    <style:style style:name="P47" style:family="paragraph" style:parent-style-name="Standard">
      <style:text-properties style:font-name="Liberation Sans" fo:font-style="normal" fo:font-weight="normal" officeooo:rsid="0030c6a1" officeooo:paragraph-rsid="0030c6a1" style:font-style-asian="normal" style:font-weight-asian="normal" style:font-style-complex="normal" style:font-weight-complex="normal"/>
    </style:style>
    <style:style style:name="P48" style:family="paragraph" style:parent-style-name="Standard">
      <style:text-properties style:font-name="Liberation Sans" fo:font-style="normal" officeooo:rsid="0010d6ed" officeooo:paragraph-rsid="0010d6ed" style:font-style-asian="normal" style:font-style-complex="normal"/>
    </style:style>
    <style:style style:name="P49" style:family="paragraph" style:parent-style-name="Standard">
      <style:text-properties style:font-name="Liberation Sans" officeooo:rsid="0010d6ed" officeooo:paragraph-rsid="0010d6ed"/>
    </style:style>
    <style:style style:name="P50" style:family="paragraph" style:parent-style-name="Text_20_body">
      <style:paragraph-properties fo:margin-left="0in" fo:margin-right="0in" fo:margin-top="0in" fo:margin-bottom="0in" style:contextual-spacing="false" fo:text-indent="0in" style:auto-text-indent="false"/>
      <style:text-properties style:font-name="Liberation Sans" loext:padding="0.0193in" loext:border="0.06pt solid #e5e7eb"/>
    </style:style>
    <style:style style:name="P51" style:family="paragraph" style:parent-style-name="Text_20_body">
      <style:text-properties style:font-name="Liberation Sans"/>
    </style:style>
    <style:style style:name="P52" style:family="paragraph" style:parent-style-name="Preformatted_20_Text">
      <style:paragraph-properties fo:margin-top="0in" fo:margin-bottom="0.1965in" style:contextual-spacing="false" fo:padding="0.0193in" fo:border="0.06pt solid #e3e3e3"/>
    </style:style>
    <style:style style:name="P53" style:family="paragraph" style:parent-style-name="Preformatted_20_Text">
      <style:text-properties fo:font-style="italic" fo:font-weight="bold" officeooo:rsid="00261cfa" officeooo:paragraph-rsid="00261cfa" style:font-style-asian="italic" style:font-weight-asian="bold" style:font-style-complex="italic" style:font-weight-complex="bold"/>
    </style:style>
    <style:style style:name="P54" style:family="paragraph" style:parent-style-name="Preformatted_20_Text">
      <style:text-properties fo:font-style="italic" fo:font-weight="normal" officeooo:rsid="00150e4b" officeooo:paragraph-rsid="00150e4b" style:font-style-asian="italic" style:font-weight-asian="normal" style:font-style-complex="italic" style:font-weight-complex="normal"/>
    </style:style>
    <style:style style:name="P55" style:family="paragraph" style:parent-style-name="Preformatted_20_Text">
      <style:text-properties fo:font-style="italic" fo:font-weight="normal" officeooo:rsid="00203ced" officeooo:paragraph-rsid="00203ced" style:font-style-asian="italic" style:font-weight-asian="normal" style:font-style-complex="italic" style:font-weight-complex="normal"/>
    </style:style>
    <style:style style:name="P56" style:family="paragraph" style:parent-style-name="Preformatted_20_Text">
      <style:text-properties fo:font-style="italic" fo:font-weight="normal" officeooo:rsid="00271590" officeooo:paragraph-rsid="00271590" style:font-style-asian="italic" style:font-weight-asian="normal" style:font-style-complex="italic" style:font-weight-complex="normal"/>
    </style:style>
    <style:style style:name="P57" style:family="paragraph" style:parent-style-name="Preformatted_20_Text">
      <style:text-properties fo:font-style="italic" fo:font-weight="normal" officeooo:rsid="000bcc46" officeooo:paragraph-rsid="000bcc46" style:font-style-asian="italic" style:font-weight-asian="normal" style:font-style-complex="italic" style:font-weight-complex="normal"/>
    </style:style>
    <style:style style:name="P58" style:family="paragraph" style:parent-style-name="Preformatted_20_Text">
      <style:text-properties fo:font-style="italic" fo:font-weight="normal" officeooo:rsid="002e0652" officeooo:paragraph-rsid="002e0652" style:font-style-asian="italic" style:font-weight-asian="normal" style:font-style-complex="italic" style:font-weight-complex="normal"/>
    </style:style>
    <style:style style:name="P59" style:family="paragraph" style:parent-style-name="Preformatted_20_Text">
      <style:text-properties fo:font-style="italic" fo:font-weight="normal" officeooo:rsid="002f7e10" officeooo:paragraph-rsid="002f7e10" style:font-style-asian="italic" style:font-weight-asian="normal" style:font-style-complex="italic" style:font-weight-complex="normal"/>
    </style:style>
    <style:style style:name="P60" style:family="paragraph" style:parent-style-name="Standard">
      <style:text-properties fo:font-style="italic" style:text-underline-style="none" fo:font-weight="normal" officeooo:rsid="003b7306" officeooo:paragraph-rsid="003b7306" style:font-style-asian="italic" style:font-weight-asian="normal" style:font-style-complex="italic" style:font-weight-complex="normal"/>
    </style:style>
    <style:style style:name="P61" style:family="paragraph" style:parent-style-name="Standard">
      <style:text-properties fo:font-style="italic" style:text-underline-style="none" fo:font-weight="normal" officeooo:rsid="00402cb6" officeooo:paragraph-rsid="00402cb6" style:font-style-asian="italic" style:font-weight-asian="normal" style:font-style-complex="italic" style:font-weight-complex="normal"/>
    </style:style>
    <style:style style:name="P62" style:family="paragraph" style:parent-style-name="Standard">
      <style:text-properties fo:font-style="italic" style:text-underline-style="none" fo:font-weight="normal" officeooo:rsid="00435cf1" officeooo:paragraph-rsid="00435cf1" style:font-style-asian="italic" style:font-weight-asian="normal" style:font-style-complex="italic" style:font-weight-complex="normal"/>
    </style:style>
    <style:style style:name="P63" style:family="paragraph" style:parent-style-name="Standard">
      <style:text-properties fo:font-style="italic" style:text-underline-style="none" fo:font-weight="normal" officeooo:rsid="004496b3" officeooo:paragraph-rsid="004496b3" style:font-style-asian="italic" style:font-weight-asian="normal" style:font-style-complex="italic" style:font-weight-complex="normal"/>
    </style:style>
    <style:style style:name="P64" style:family="paragraph" style:parent-style-name="Standard">
      <style:text-properties fo:font-style="italic" style:text-underline-style="none" fo:font-weight="normal" officeooo:rsid="004880a3" officeooo:paragraph-rsid="004880a3" style:font-style-asian="italic" style:font-weight-asian="normal" style:font-style-complex="italic" style:font-weight-complex="normal"/>
    </style:style>
    <style:style style:name="P65" style:family="paragraph" style:parent-style-name="Standard">
      <style:text-properties fo:font-style="italic" style:text-underline-style="none" fo:font-weight="normal" officeooo:rsid="0052673e" officeooo:paragraph-rsid="0052673e" style:font-style-asian="italic" style:font-weight-asian="normal" style:font-style-complex="italic" style:font-weight-complex="normal"/>
    </style:style>
    <style:style style:name="P66" style:family="paragraph" style:parent-style-name="Preformatted_20_Text">
      <style:paragraph-properties fo:margin-left="0in" fo:margin-right="0in" fo:margin-top="0in" fo:margin-bottom="0in" style:contextual-spacing="false" fo:text-indent="0in" style:auto-text-indent="false"/>
      <style:text-properties officeooo:paragraph-rsid="000cc65b"/>
    </style:style>
    <style:style style:name="P67" style:family="paragraph" style:parent-style-name="Preformatted_20_Text">
      <style:text-properties officeooo:paragraph-rsid="000c03c4"/>
    </style:style>
    <style:style style:name="P68" style:family="paragraph" style:parent-style-name="Preformatted_20_Text">
      <style:text-properties fo:font-style="normal" fo:font-weight="normal" officeooo:rsid="0011452d" officeooo:paragraph-rsid="0011452d" style:font-style-asian="normal" style:font-weight-asian="normal" style:font-style-complex="normal" style:font-weight-complex="normal"/>
    </style:style>
    <style:style style:name="P69" style:family="paragraph" style:parent-style-name="Standard">
      <style:text-properties fo:font-style="normal" fo:font-weight="normal" officeooo:rsid="000d0fef" officeooo:paragraph-rsid="000d0fef"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402cb6" officeooo:paragraph-rsid="00402cb6"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435cf1" officeooo:paragraph-rsid="00435cf1"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4496b3" officeooo:paragraph-rsid="004496b3"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045c8c2" officeooo:paragraph-rsid="0045c8c2"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04880a3" officeooo:paragraph-rsid="004880a3"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04b46f3" officeooo:paragraph-rsid="004b46f3"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4c3bb6" officeooo:paragraph-rsid="004c3bb6"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052673e" officeooo:paragraph-rsid="0052673e" style:font-style-asian="normal" style:font-weight-asian="normal" style:font-style-complex="normal" style:font-weight-complex="normal"/>
    </style:style>
    <style:style style:name="P78" style:family="paragraph" style:parent-style-name="Standard">
      <style:text-properties fo:font-style="normal" style:text-underline-style="none" fo:font-weight="bold" officeooo:rsid="004760e6" officeooo:paragraph-rsid="004760e6" style:font-style-asian="normal" style:font-weight-asian="bold" style:font-style-complex="normal" style:font-weight-complex="bold"/>
    </style:style>
    <style:style style:name="P79" style:family="paragraph" style:parent-style-name="Standard">
      <style:text-properties fo:font-style="normal" style:text-underline-style="none" fo:font-weight="bold" officeooo:rsid="004c3bb6" officeooo:paragraph-rsid="004c3bb6" style:font-style-asian="normal" style:font-weight-asian="bold" style:font-style-complex="normal" style:font-weight-complex="bold"/>
    </style:style>
    <style:style style:name="P80" style:family="paragraph" style:parent-style-name="Preformatted_20_Text">
      <style:text-properties officeooo:paragraph-rsid="0017c3cb"/>
    </style:style>
    <style:style style:name="P81" style:family="paragraph" style:parent-style-name="Preformatted_20_Text">
      <style:text-properties officeooo:paragraph-rsid="0030c6a1"/>
    </style:style>
    <style:style style:name="P82" style:family="paragraph" style:parent-style-name="Preformatted_20_Text">
      <style:text-properties officeooo:paragraph-rsid="00325fea"/>
    </style:style>
    <style:style style:name="P83" style:family="paragraph" style:parent-style-name="Standard">
      <style:text-properties officeooo:paragraph-rsid="00325fea"/>
    </style:style>
    <style:style style:name="P84" style:family="paragraph" style:parent-style-name="Preformatted_20_Text">
      <style:paragraph-properties fo:padding="0.0193in" fo:border="0.06pt solid #e3e3e3"/>
    </style:style>
    <style:style style:name="P85" style:family="paragraph" style:parent-style-name="Preformatted_20_Text">
      <style:text-properties officeooo:paragraph-rsid="00362f1f"/>
    </style:style>
    <style:style style:name="P86" style:family="paragraph" style:parent-style-name="Standard">
      <style:text-properties officeooo:paragraph-rsid="00362f1f"/>
    </style:style>
    <style:style style:name="P87" style:family="paragraph" style:parent-style-name="Standard">
      <style:text-properties fo:font-weight="bold" officeooo:rsid="0005a98d" officeooo:paragraph-rsid="0005a98d" style:font-weight-asian="bold" style:font-weight-complex="bold"/>
    </style:style>
    <style:style style:name="P88" style:family="paragraph" style:parent-style-name="Standard">
      <style:text-properties officeooo:paragraph-rsid="0037cabe"/>
    </style:style>
    <style:style style:name="P89" style:family="paragraph" style:parent-style-name="Standard">
      <style:text-properties officeooo:paragraph-rsid="00398527"/>
    </style:style>
    <style:style style:name="P90" style:family="paragraph" style:parent-style-name="Standard">
      <style:paragraph-properties fo:margin-left="0.4925in" fo:text-indent="0in" style:auto-text-indent="false"/>
      <style:text-properties officeooo:paragraph-rsid="00398527"/>
    </style:style>
    <style:style style:name="P91" style:family="paragraph" style:parent-style-name="Standard">
      <style:text-properties style:text-underline-style="none" officeooo:rsid="003b39a2" officeooo:paragraph-rsid="003b39a2"/>
    </style:style>
    <style:style style:name="P92" style:family="paragraph" style:parent-style-name="Standard">
      <style:text-properties style:text-underline-style="none" fo:font-weight="bold" officeooo:rsid="003b7306" officeooo:paragraph-rsid="003b7306" style:font-weight-asian="bold" style:font-weight-complex="bold"/>
    </style:style>
    <style:style style:name="P93" style:family="paragraph" style:parent-style-name="Standard">
      <style:text-properties style:text-underline-style="none" fo:font-weight="normal" officeooo:rsid="003b7306" officeooo:paragraph-rsid="003b7306" style:font-weight-asian="normal" style:font-weight-complex="normal"/>
    </style:style>
    <style:style style:name="P94" style:family="paragraph" style:parent-style-name="Standard">
      <style:text-properties style:text-underline-style="none" fo:font-weight="normal" officeooo:rsid="00402201" officeooo:paragraph-rsid="00402201" style:font-weight-asian="normal" style:font-weight-complex="normal"/>
    </style:style>
    <style:style style:name="P95" style:family="paragraph" style:parent-style-name="Standard">
      <style:text-properties fo:font-size="14pt" fo:font-style="normal" style:text-underline-style="none" fo:font-weight="bold" officeooo:rsid="004b1006" officeooo:paragraph-rsid="004b1006" style:font-size-asian="14pt" style:font-style-asian="normal" style:font-weight-asian="bold" style:font-size-complex="14pt" style:font-style-complex="normal" style:font-weight-complex="bold"/>
    </style:style>
    <style:style style:name="P96" style:family="paragraph" style:parent-style-name="Heading_20_2">
      <style:text-properties style:font-name="Liberation Sans"/>
    </style:style>
    <style:style style:name="P97" style:family="paragraph" style:parent-style-name="Preformatted_20_Text" style:list-style-name="L1">
      <style:paragraph-properties fo:margin-left="0in" fo:margin-right="0in" fo:text-indent="0in" style:auto-text-indent="false" fo:padding="0.0193in" fo:border="0.06pt solid #e3e3e3"/>
    </style:style>
    <style:style style:name="P98" style:family="paragraph" style:parent-style-name="Preformatted_20_Text" style:list-style-name="L1">
      <style:paragraph-properties fo:margin-left="0in" fo:margin-right="0in" fo:margin-top="0in" fo:margin-bottom="0.1965in" style:contextual-spacing="false" fo:text-indent="0in" style:auto-text-indent="false" fo:padding="0.0193in" fo:border="0.06pt solid #e3e3e3"/>
    </style:style>
    <style:style style:name="P99" style:family="paragraph" style:parent-style-name="Standard">
      <style:text-properties fo:font-style="normal" style:text-underline-style="none" fo:font-weight="bold" officeooo:rsid="00586b5c" officeooo:paragraph-rsid="00586b5c" style:font-style-asian="normal" style:font-weight-asian="bold" style:font-style-complex="normal" style:font-weight-complex="bold"/>
    </style:style>
    <style:style style:name="P100" style:family="paragraph" style:parent-style-name="Standard">
      <style:text-properties fo:font-style="normal" style:text-underline-style="none" fo:font-weight="bold" officeooo:rsid="005a30d1" officeooo:paragraph-rsid="005a30d1" style:font-style-asian="normal" style:font-weight-asian="bold" style:font-style-complex="normal" style:font-weight-complex="bold"/>
    </style:style>
    <style:style style:name="P101" style:family="paragraph" style:parent-style-name="Standard">
      <style:text-properties fo:font-style="normal" style:text-underline-style="none" fo:font-weight="bold" officeooo:rsid="005fddec" officeooo:paragraph-rsid="005fddec" style:font-style-asian="normal" style:font-weight-asian="bold" style:font-style-complex="normal" style:font-weight-complex="bold"/>
    </style:style>
    <style:style style:name="P102" style:family="paragraph" style:parent-style-name="Standard">
      <style:text-properties fo:font-style="normal" style:text-underline-style="none" fo:font-weight="bold" officeooo:rsid="00644fd9" officeooo:paragraph-rsid="00644fd9" style:font-style-asian="normal" style:font-weight-asian="bold" style:font-style-complex="normal" style:font-weight-complex="bold"/>
    </style:style>
    <style:style style:name="P103" style:family="paragraph" style:parent-style-name="Standard">
      <style:text-properties fo:font-style="italic" style:text-underline-style="none" fo:font-weight="bold" officeooo:rsid="00586b5c" officeooo:paragraph-rsid="00586b5c" style:font-style-asian="italic" style:font-weight-asian="bold" style:font-style-complex="italic" style:font-weight-complex="bold"/>
    </style:style>
    <style:style style:name="P104" style:family="paragraph" style:parent-style-name="Standard">
      <style:paragraph-properties fo:margin-left="0.4925in" fo:text-indent="0in" style:auto-text-indent="false"/>
      <style:text-properties fo:font-style="italic" style:text-underline-style="none" fo:font-weight="bold" officeooo:rsid="005a30d1" officeooo:paragraph-rsid="005a30d1" style:font-style-asian="italic" style:font-weight-asian="bold" style:font-style-complex="italic" style:font-weight-complex="bold"/>
    </style:style>
    <style:style style:name="P105" style:family="paragraph" style:parent-style-name="Standard">
      <style:text-properties fo:font-style="italic" style:text-underline-style="none" fo:font-weight="bold" officeooo:rsid="005bf150" officeooo:paragraph-rsid="005bf150" style:font-style-asian="italic" style:font-weight-asian="bold" style:font-style-complex="italic" style:font-weight-complex="bold"/>
    </style:style>
    <style:style style:name="P106" style:family="paragraph" style:parent-style-name="Standard">
      <style:paragraph-properties fo:margin-left="0.4925in" fo:text-indent="0in" style:auto-text-indent="false"/>
      <style:text-properties fo:font-style="italic" style:text-underline-style="none" fo:font-weight="bold" officeooo:rsid="005bf150" officeooo:paragraph-rsid="005bf150" style:font-style-asian="italic" style:font-weight-asian="bold" style:font-style-complex="italic" style:font-weight-complex="bold"/>
    </style:style>
    <style:style style:name="P107" style:family="paragraph" style:parent-style-name="Text_20_body">
      <style:paragraph-properties fo:margin-left="0in" fo:margin-right="0in" fo:margin-top="0in" fo:margin-bottom="0in" style:contextual-spacing="false" fo:text-indent="0in" style:auto-text-indent="false"/>
      <style:text-properties style:font-name="Liberation Sans" fo:font-weight="bold" officeooo:rsid="00190353" style:font-weight-asian="bold" style:font-weight-complex="bold" loext:padding="0.0193in" loext:border="0.06pt solid #e5e7eb"/>
    </style:style>
    <style:style style:name="P108" style:family="paragraph" style:parent-style-name="Text_20_body">
      <style:text-properties fo:font-style="normal" fo:font-weight="bold" officeooo:rsid="00321651" officeooo:paragraph-rsid="00644fd9" style:font-style-asian="normal" style:font-weight-asian="bold" style:font-style-complex="normal" style:font-weight-complex="bold"/>
    </style:style>
    <style:style style:name="P109" style:family="paragraph" style:parent-style-name="Text_20_body">
      <style:text-properties fo:font-style="normal" officeooo:rsid="003c1737" officeooo:paragraph-rsid="00644fd9" style:font-style-asian="normal" style:font-style-complex="normal"/>
    </style:style>
    <style:style style:name="P110" style:family="paragraph" style:parent-style-name="Text_20_body">
      <style:text-properties fo:font-style="normal" officeooo:rsid="0034afae" officeooo:paragraph-rsid="00644fd9" style:font-style-asian="normal" style:font-style-complex="normal"/>
    </style:style>
    <style:style style:name="P111" style:family="paragraph" style:parent-style-name="Text_20_body">
      <style:text-properties fo:font-style="normal" officeooo:rsid="0035c530" officeooo:paragraph-rsid="00644fd9" style:font-style-asian="normal" style:font-style-complex="normal"/>
    </style:style>
    <style:style style:name="P112" style:family="paragraph" style:parent-style-name="Text_20_body">
      <style:text-properties fo:font-style="normal" fo:font-weight="normal" officeooo:rsid="00365b2c" officeooo:paragraph-rsid="00644fd9" style:font-style-asian="normal" style:font-weight-asian="normal" style:font-style-complex="normal" style:font-weight-complex="normal"/>
    </style:style>
    <style:style style:name="P113" style:family="paragraph" style:parent-style-name="Text_20_body">
      <style:paragraph-properties fo:margin-left="0.4925in" fo:text-indent="0in" style:auto-text-indent="false"/>
      <style:text-properties fo:font-style="italic" officeooo:rsid="00321651" officeooo:paragraph-rsid="00644fd9" style:font-style-asian="italic" style:font-style-complex="italic"/>
    </style:style>
    <style:style style:name="P114" style:family="paragraph" style:parent-style-name="Text_20_body">
      <style:text-properties fo:font-style="italic" officeooo:rsid="0034afae" officeooo:paragraph-rsid="00644fd9" style:font-style-asian="italic" style:font-style-complex="italic"/>
    </style:style>
    <style:style style:name="P115" style:family="paragraph" style:parent-style-name="Text_20_body">
      <style:paragraph-properties fo:margin-left="0.4925in" fo:text-indent="0in" style:auto-text-indent="false"/>
      <style:text-properties fo:font-style="italic" officeooo:paragraph-rsid="00644fd9"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normal" officeooo:rsid="0010d6e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c6e92" style:font-weight-asian="bold" style:font-weight-complex="bold"/>
    </style:style>
    <style:style style:name="T5" style:family="text">
      <style:text-properties officeooo:rsid="000cc65b"/>
    </style:style>
    <style:style style:name="T6" style:family="text">
      <style:text-properties loext:padding="0.0193in" loext:border="0.06pt solid #e5e7eb"/>
    </style:style>
    <style:style style:name="T7" style:family="text">
      <style:text-properties fo:font-style="italic" fo:font-weight="normal" officeooo:rsid="00362f1f" style:font-style-asian="italic" style:font-weight-asian="normal" style:font-style-complex="italic" style:font-weight-complex="normal" loext:padding="0.0193in" loext:border="0.06pt solid #e3e3e3"/>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loext:padding="0.0193in" loext:border="0.06pt solid #e3e3e3"/>
    </style:style>
    <style:style style:name="T10" style:family="text">
      <style:text-properties loext:padding="0.0193in" loext:border="0.06pt solid #e3e3e3"/>
    </style:style>
    <style:style style:name="T11" style:family="text">
      <style:text-properties officeooo:rsid="0021d262"/>
    </style:style>
    <style:style style:name="T12" style:family="text">
      <style:text-properties officeooo:rsid="002c6e92"/>
    </style:style>
    <style:style style:name="T13" style:family="text">
      <style:text-properties style:font-name="Liberation Sans"/>
    </style:style>
    <style:style style:name="T14" style:family="text">
      <style:text-properties style:font-name="Liberation Sans" loext:padding="0.0193in" loext:border="0.06pt solid #e3e3e3"/>
    </style:style>
    <style:style style:name="T15" style:family="text">
      <style:text-properties style:font-name="Liberation Sans" fo:font-style="italic" fo:font-weight="normal" officeooo:rsid="000c03c4" style:font-style-asian="italic" style:font-weight-asian="normal" style:font-style-complex="italic" style:font-weight-complex="normal" loext:padding="0.0193in" loext:border="0.06pt solid #e5e7eb"/>
    </style:style>
    <style:style style:name="T16" style:family="text">
      <style:text-properties style:font-name="Liberation Sans" fo:font-style="italic" fo:font-weight="normal" officeooo:rsid="0017c3cb" style:font-style-asian="italic" style:font-weight-asian="normal" style:font-style-complex="italic" style:font-weight-complex="normal" loext:padding="0.0193in" loext:border="0.06pt solid #e3e3e3"/>
    </style:style>
    <style:style style:name="T17" style:family="text">
      <style:text-properties style:font-name="Liberation Sans" fo:font-style="italic" fo:font-weight="normal" officeooo:rsid="00398527" style:font-style-asian="italic" style:font-weight-asian="normal" style:font-style-complex="italic" style:font-weight-complex="normal"/>
    </style:style>
    <style:style style:name="T18" style:family="text">
      <style:text-properties style:font-name="Liberation Sans" fo:font-weight="normal" style:font-weight-asian="normal" style:font-weight-complex="normal" loext:padding="0.0193in" loext:border="0.06pt solid #e5e7eb"/>
    </style:style>
    <style:style style:name="T19" style:family="text">
      <style:text-properties style:font-name="Liberation Sans" fo:font-weight="normal" officeooo:rsid="000cc65b" style:font-weight-asian="normal" style:font-weight-complex="normal" loext:padding="0.0193in" loext:border="0.06pt solid #e5e7eb"/>
    </style:style>
    <style:style style:name="T20" style:family="text">
      <style:text-properties style:font-name="Liberation Sans" fo:font-weight="normal" officeooo:rsid="00278f7d" style:font-weight-asian="normal" style:font-weight-complex="normal" loext:padding="0.0193in" loext:border="0.06pt solid #e5e7eb"/>
    </style:style>
    <style:style style:name="T21" style:family="text">
      <style:text-properties style:font-name="Liberation Sans" fo:font-weight="normal" officeooo:rsid="00362f1f" style:font-weight-asian="normal" style:font-weight-complex="normal"/>
    </style:style>
    <style:style style:name="T22" style:family="text">
      <style:text-properties style:font-name="Liberation Sans" fo:font-weight="normal" officeooo:rsid="0037cabe" style:font-weight-asian="normal" style:font-weight-complex="normal"/>
    </style:style>
    <style:style style:name="T23" style:family="text">
      <style:text-properties style:font-name="Liberation Sans" fo:font-weight="normal" officeooo:rsid="00398527" style:font-weight-asian="normal" style:font-weight-complex="normal"/>
    </style:style>
    <style:style style:name="T24" style:family="text">
      <style:text-properties style:font-name="Liberation Sans" loext:padding="0.0193in" loext:border="0.06pt solid #e5e7eb"/>
    </style:style>
    <style:style style:name="T25" style:family="text">
      <style:text-properties style:font-name="Liberation Sans" fo:font-style="normal" fo:font-weight="normal" officeooo:rsid="0030c6a1" style:font-style-asian="normal" style:font-weight-asian="normal" style:font-style-complex="normal" style:font-weight-complex="normal" loext:padding="0.0193in" loext:border="0.06pt solid #e5e7eb"/>
    </style:style>
    <style:style style:name="T26" style:family="text">
      <style:text-properties style:font-name="Liberation Sans" fo:font-style="normal" fo:font-weight="normal" officeooo:rsid="00325fea" style:font-style-asian="normal" style:font-weight-asian="normal" style:font-style-complex="normal" style:font-weight-complex="normal" loext:padding="0.0193in" loext:border="0.06pt solid #e5e7eb"/>
    </style:style>
    <style:style style:name="T27" style:family="text">
      <style:text-properties style:font-name="Liberation Sans" fo:font-style="normal" fo:font-weight="normal" officeooo:rsid="00371095" style:font-style-asian="normal" style:font-weight-asian="normal" style:font-style-complex="normal" style:font-weight-complex="normal"/>
    </style:style>
    <style:style style:name="T28" style:family="text">
      <style:text-properties style:font-name="Liberation Sans" fo:font-style="normal" fo:font-weight="normal" officeooo:rsid="00398527" style:font-style-asian="normal" style:font-weight-asian="normal" style:font-style-complex="normal" style:font-weight-complex="normal"/>
    </style:style>
    <style:style style:name="T29" style:family="text">
      <style:text-properties style:font-name="Liberation Sans" officeooo:rsid="00325fea"/>
    </style:style>
    <style:style style:name="T30" style:family="text">
      <style:text-properties style:font-name="Liberation Sans" officeooo:rsid="00345690"/>
    </style:style>
    <style:style style:name="T31" style:family="text">
      <style:text-properties style:font-name="Liberation Sans" fo:font-weight="bold" officeooo:rsid="00362f1f" style:font-weight-asian="bold" style:font-weight-complex="bold"/>
    </style:style>
    <style:style style:name="T32" style:family="text">
      <style:text-properties style:font-name="Liberation Sans" fo:font-weight="bold" officeooo:rsid="00398527" style:font-weight-asian="bold" style:font-weight-complex="bold"/>
    </style:style>
    <style:style style:name="T33" style:family="text">
      <style:text-properties officeooo:rsid="004760e6"/>
    </style:style>
    <style:style style:name="T34" style:family="text">
      <style:text-properties officeooo:rsid="00490993"/>
    </style:style>
    <style:style style:name="T35" style:family="text">
      <style:text-properties officeooo:rsid="004ad283"/>
    </style:style>
    <style:style style:name="T36" style:family="text">
      <style:text-properties officeooo:rsid="004ecccb"/>
    </style:style>
    <style:style style:name="T37" style:family="text">
      <style:text-properties officeooo:rsid="005078d4"/>
    </style:style>
    <style:style style:name="T38" style:family="text">
      <style:text-properties officeooo:rsid="0062e777"/>
    </style:style>
    <style:style style:name="T39" style:family="text">
      <style:text-properties officeooo:rsid="0039fa6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2">Kubernetes on Fedora 39</text:h>
      <text:p text:style-name="P87"><text:a xlink:type="simple" xlink:href="https://docs.fedoraproject.org/en-US/quick-docs/using-kubernetes/" text:style-name="Internet_20_link" text:visited-style-name="Visited_20_Internet_20_Link"><text:span text:style-name="T13">https://docs.fedoraproject.org/en-US/quick-docs/using-kubernetes/</text:span></text:a></text:p>
      <text:p text:style-name="P1"/>
      <text:p text:style-name="P8"/>
      <text:p text:style-name="P8">Setting up the Cluster:</text:p>
      <text:p text:style-name="P8">We have a Fedora 39 VM (the host, and to be the kubernetes “master” here) hosting another Fedora 39 VM (to be “worker 1”). Both have the lxqt desktop installed for my convenience but not much else.</text:p>
      <text:p text:style-name="P8"/>
      <text:p text:style-name="P9">I have set up a static IP address on the kubernetes master (through virt-manager on the host) and I have set up a static IP address for the kubernetes worker node (through virt-manager on the kubernetes master). All hosts know each other and can ssh.</text:p>
      <text:p text:style-name="P9"/>
      <text:h text:style-name="P96" text:outline-level="2">Full uninstall:</text:h>
      <text:p text:style-name="P10">Let’s clean up anything else we’ve been messing with:</text:p>
      <text:p text:style-name="P10"/>
      <text:p text:style-name="P14">sudo kubeadm reset </text:p>
      <text:p text:style-name="P14">sudo dnf remove kubernetes-master kubernetes-kubeadm kubernetes-node kubernetes-client</text:p>
      <text:p text:style-name="P10"/>
      <text:p text:style-name="P10">The above should do it.. if the first command fails that’s fine, it means you had nothing going on anyways.</text:p>
      <text:p text:style-name="P10"/>
      <text:p text:style-name="P57"><text:span text:style-name="Source_20_Text"><text:span text:style-name="T14">sudo kubeadm reset</text:span></text:span></text:p>
      <text:list text:style-name="L1">
        <text:list-header>
          <text:p text:style-name="P97"><text:span text:style-name="Source_20_Text"><text:span text:style-name="T14">sudo rm -rf /etc/kubernetes/</text:span></text:span></text:p>
          <text:p text:style-name="P97"><text:span text:style-name="Source_20_Text"><text:span text:style-name="T14">sudo rm -rf /var/lib/etcd/</text:span></text:span></text:p>
          <text:p text:style-name="P97"><text:span text:style-name="Source_20_Text"><text:span text:style-name="T14">sudo rm -rf /var/lib/kubelet/</text:span></text:span></text:p>
          <text:p text:style-name="P98"><text:span text:style-name="Source_20_Text"><text:span text:style-name="T14">sudo rm -rf /var/lib/cni/</text:span></text:span></text:p>
        </text:list-header>
      </text:list>
      <text:p text:style-name="P12">Note: you may need to add <text:span text:style-name="Source_20_Text"><text:span text:style-name="T9">--cri-socket /var/run/crio/crio.sock</text:span></text:span></text:p>
      <text:h text:style-name="P96" text:outline-level="2">Terms:</text:h>
      <text:p text:style-name="P11"/>
      <text:p text:style-name="P2">Cluster <text:span text:style-name="T1"><text:s/>- is a set of one or more nodes managed as an entity. Needs at least one node and one control plane. Note that a control-plane can be the same server as a node.</text:span></text:p>
      <text:p text:style-name="P2"><text:span text:style-name="T1"/></text:p>
      <text:p text:style-name="P2">Control Plane: <text:span text:style-name="T1">Node in a cluster hosting the management services. The “controller” node I suppose?</text:span></text:p>
      <text:p text:style-name="P2"><text:span text:style-name="T1"/></text:p>
      <text:p text:style-name="P2">Node: <text:span text:style-name="T1">A worker machine in a kubenetes cluster that has everything needed to run the pods. These services include the </text:span>kubelet <text:span text:style-name="T1">container runtime and a </text:span>kube-proxy </text:p>
      <text:p text:style-name="P2"><text:span text:style-name="T1"/></text:p>
      <text:p text:style-name="P2">Pods: <text:span text:style-name="T1">the actual containerized applications. The “base object” in kubernetes.</text:span></text:p>
      <text:p text:style-name="P2"><text:span text:style-name="T1"/></text:p>
      <text:p text:style-name="P2"><text:span text:style-name="T1"/></text:p>
      <text:h text:style-name="P96" text:outline-level="2"><text:soft-page-break/>Installing from RPM:</text:h>
      <text:p text:style-name="P3"><text:span text:style-name="T1"><text:line-break/></text:span>Install the system-level packages:</text:p>
      <text:p text:style-name="P67"><text:span text:style-name="Source_20_Text"><text:span text:style-name="T15">sudo dnf install kubernetes-kubeadm kubernetes-node kubernetes-client </text:span></text:span><text:span text:style-name="Source_20_Text"><text:span text:style-name="T18">iptables iproute-t</text:span></text:span><text:span text:style-name="Source_20_Text"><text:span text:style-name="T19">c</text:span></text:span></text:p>
      <text:p text:style-name="P50"/>
      <text:p text:style-name="P4">Disable Swap:</text:p>
      <text:p text:style-name="P66"><text:span text:style-name="Source_20_Text"><text:span text:style-name="T24">sudo systemctl stop </text:span></text:span><text:a xlink:type="simple" xlink:href="mailto:swap-create@zram0" text:style-name="Internet_20_link" text:visited-style-name="Visited_20_Internet_20_Link"><text:span text:style-name="Source_20_Text"><text:span text:style-name="T24">swap-create@zram0</text:span></text:span></text:a></text:p>
      <text:p text:style-name="P66"><text:span text:style-name="Source_20_Text"><text:span text:style-name="T24">sudo dnf remove zram-generator-defaults</text:span></text:span></text:p>
      <text:p text:style-name="P66"><text:span text:style-name="Source_20_Text"><text:span text:style-name="T24">sudo reboot now</text:span></text:span></text:p>
      <text:p text:style-name="P51"><text:line-break/><text:span text:style-name="T5">or just for now on each boot;</text:span></text:p>
      <text:p text:style-name="P16">sudo swapoff -a</text:p>
      <text:p text:style-name="P16"/>
      <text:p text:style-name="P25">Disable firewalld:</text:p>
      <text:p text:style-name="P15">sudo systemctl disable –now firewalld</text:p>
      <text:p text:style-name="P15"/>
      <text:p text:style-name="P26">Configure IPv4 Forwarding and Bridge Filters:</text:p>
      <text:p text:style-name="P69"><text:a xlink:type="simple" xlink:href="https://kubernetes.io/docs/setup/production-environment/container-runtimes/" text:style-name="Internet_20_link" text:visited-style-name="Visited_20_Internet_20_Link"><text:span text:style-name="T24">https://kubernetes.io/docs/setup/production-environment/container-runtimes/</text:span></text:a></text:p>
      <text:p text:style-name="P38"><text:span text:style-name="T6"/></text:p>
      <text:p text:style-name="P38">sudo vi /etc/modules-load.d/k8s.conf</text:p>
      <text:p text:style-name="P38">then in that file add:</text:p>
      <text:p text:style-name="P17"/>
      <text:p text:style-name="P17">overlay</text:p>
      <text:p text:style-name="P17">br_netfilter <text:line-break/></text:p>
      <text:p text:style-name="P38">Then save.</text:p>
      <text:p text:style-name="P38"/>
      <text:p text:style-name="P27">Load the overlay and Bridge Filter Modules:</text:p>
      <text:p text:style-name="P18">sudo modprobe overlay</text:p>
      <text:p text:style-name="P18">sudo modprobe br_netfilter</text:p>
      <text:p text:style-name="P39"/>
      <text:p text:style-name="P28">Add required sysctl parameters:</text:p>
      <text:p text:style-name="P23"><text:span text:style-name="T2">sudo vi </text:span>/etc/sysctl.d/k8s.conf</text:p>
      <text:p text:style-name="P23"/>
      <text:p text:style-name="P49">Then add:</text:p>
      <text:p text:style-name="P49"/>
      <text:p text:style-name="P24">net.bridge.bridge-nf-call-iptables = 1</text:p>
      <text:p text:style-name="P24">net.bridge.bridge-nf-call-ip6tables = 1</text:p>
      <text:p text:style-name="P24">net.ipv4.ip_forward = 1 <text:line-break/></text:p>
      <text:p text:style-name="P48">Then apply without needing a reboot:</text:p>
      <text:p text:style-name="P48"/>
      <text:p text:style-name="P24">sudo sysctl --system </text:p>
      <text:p text:style-name="P24"/>
      <text:p text:style-name="P48"/>
      <text:p text:style-name="P29"><text:soft-page-break/>Install a Container Runtime:</text:p>
      <text:p text:style-name="P68"><text:span text:style-name="Source_20_Text"><text:span text:style-name="T24">sudo dnf install cri-o containernetworking-plugins</text:span></text:span></text:p>
      <text:p text:style-name="P50"/>
      <text:p text:style-name="P40">In this example we’ll be using CRI-O. Containerd is used in some other tutorials.</text:p>
      <text:p text:style-name="P40"/>
      <text:p text:style-name="P30">Install Kubernetes:</text:p>
      <text:p text:style-name="P41">The key three kubernetes applications needed are the client, the node, and kubeadm:</text:p>
      <text:p text:style-name="P41"/>
      <text:p text:style-name="P19">sudo dnf install kubernetes-client kubernetes-node kubernetes-kubeadm <text:line-break/></text:p>
      <text:p text:style-name="P31">Start and enable CRIO:</text:p>
      <text:p text:style-name="P54"><text:span text:style-name="Source_20_Text"><text:span text:style-name="T24">sudo systemctl enable --now crio</text:span></text:span></text:p>
      <text:p text:style-name="P5"/>
      <text:p text:style-name="Standard">NOTE THAT THIS IS IMPORTANT. You are not using docker default.</text:p>
      <text:p text:style-name="P5"/>
      <text:p text:style-name="P6">Set up our configuration file with Kubeadm:</text:p>
      <text:p text:style-name="P13"/>
      <text:p text:style-name="P42">Get your api version:</text:p>
      <text:p text:style-name="P20">kubeadm config print init-defaults | grep -i apiversion</text:p>
      <text:p text:style-name="P20"/>
      <text:p text:style-name="P43">Write this down and use it to make this yaml:</text:p>
      <text:p text:style-name="P43"/>
      <text:p text:style-name="P21">apiVersion: kubeadm.k8s.io/v1beta3 </text:p>
      <text:p text:style-name="P21">kind: InitConfiguration</text:p>
      <text:p text:style-name="P21">nodeRegistration:</text:p>
      <text:p text:style-name="P21"><text:s text:c="2"/>criSocket: "/var/run/containerd/containerd.sock"</text:p>
      <text:p text:style-name="P21">---</text:p>
      <text:p text:style-name="P21">apiVersion: kubeadm.k8s.io/v1beta3 </text:p>
      <text:p text:style-name="P21">kind: ClusterConfiguration</text:p>
      <text:p text:style-name="P21">networking:</text:p>
      <text:p text:style-name="P21"><text:s text:c="2"/>podSubnet: "10.244.0.0/16" <text:s/># Setting the pod network CIDR</text:p>
      <text:p text:style-name="P21">kubernetesVersion: "stable"</text:p>
      <text:p text:style-name="P21"/>
      <text:p text:style-name="P43"/>
      <text:p text:style-name="P42"/>
      <text:p text:style-name="P50"/>
      <text:p text:style-name="P32">Pull needed images:</text:p>
      <text:p text:style-name="P80"><text:span text:style-name="Source_20_Text"><text:span text:style-name="T16">sudo kubeadm config images pull --config kubeadm-config.yaml</text:span></text:span></text:p>
      <text:p text:style-name="P51"/>
      <text:p text:style-name="P7">Init kubeadm using your desired config:</text:p>
      <text:p text:style-name="P56"><text:span text:style-name="Source_20_Text"><text:span text:style-name="T14">sudo kubeadm init --config kubeadm-config.yaml</text:span></text:span></text:p>
      <text:p text:style-name="P51"><text:line-break/></text:p>
      <text:p text:style-name="P33">Start and enable the kubelet:</text:p>
      <text:p text:style-name="P44"><text:soft-page-break/>Don’t worry if this enters a crash-loop, that’s normal until a cluster is initialized. <text:span text:style-name="T11">Let’s only do this on the master node for now?</text:span></text:p>
      <text:p text:style-name="P55"><text:span text:style-name="Source_20_Text"><text:span text:style-name="T24">sudo systemctl enable --now kubelet</text:span></text:span></text:p>
      <text:p text:style-name="P50"/>
      <text:p text:style-name="P34">Initialize a new cluster:</text:p>
      <text:p text:style-name="P34"/>
      <text:p text:style-name="P53"><text:span text:style-name="Source_20_Text"><text:span text:style-name="T18">sudo kubeadm init --pod-network-cidr=10.244.0.0/16 --</text:span></text:span><text:span text:style-name="Source_20_Text"><text:span text:style-name="T20">config kubeadm-config.yaml</text:span></text:span></text:p>
      <text:p text:style-name="P50"/>
      <text:p text:style-name="P45">This should give you a <text:span text:style-name="T3">join </text:span>command to use:</text:p>
      <text:p text:style-name="P45"/>
      <text:p text:style-name="P22">kubeadm join 192.168.122.189:6443 --token ziatp6.0q5i9o3ai5jet6ty \</text:p>
      <text:p text:style-name="P22"><text:tab/>--discovery-token-ca-cert-hash sha256:1430c1d2656c439b2c98fec61f69376809add6675f1b881dda221073f0d1cdba </text:p>
      <text:p text:style-name="P45"/>
      <text:p text:style-name="P45">Let’s try and use it from our worker node. <text:span text:style-name="T12">But first, let’s set up our kubernetes setup so that a non-root user with </text:span><text:span text:style-name="T4">kubectl </text:span><text:span text:style-name="T12">can manage it:</text:span></text:p>
      <text:p text:style-name="P45"/>
      <text:p text:style-name="P22"><text:s text:c="2"/>mkdir -p $HOME/.kube</text:p>
      <text:p text:style-name="P22"><text:s text:c="2"/>sudo cp -i /etc/kubernetes/admin.conf $HOME/.kube/config</text:p>
      <text:p text:style-name="P22"><text:s text:c="2"/>sudo chown $(id -u):$(id -g) $HOME/.kube/config</text:p>
      <text:p text:style-name="P22"/>
      <text:p text:style-name="P46">The above should work.</text:p>
      <text:p text:style-name="P46"/>
      <text:p text:style-name="P35">Allow the control-plane machine to also run apps (optional, let’s not do this yet):</text:p>
      <text:p text:style-name="P58"><text:span text:style-name="Source_20_Text"><text:span text:style-name="T24">kubectl taint nodes --all node-role.kubernetes.io/control-plane-</text:span></text:span></text:p>
      <text:p text:style-name="P50"/>
      <text:p text:style-name="P36">Install “flannel” to provide cluster networking (there are others, let’s use flannel):</text:p>
      <text:p text:style-name="P59"><text:span text:style-name="Source_20_Text"><text:span text:style-name="T24">kubectl apply -f https://github.com/coreos/flannel/raw/master/Documentation/kube-flannel.yml</text:span></text:span></text:p>
      <text:p text:style-name="P50"/>
      <text:p text:style-name="P37">Lock in current version of DNS:</text:p>
      <text:p text:style-name="P47">upgrading takes careful planning. You can lock it with dnf using:</text:p>
      <text:p text:style-name="P47"/>
      <text:p text:style-name="P81"><text:span text:style-name="Source_20_Text"><text:span text:style-name="T25">sudo dnf versionlock add kubernetes*-1.28.* cri-o-1.28.*</text:span></text:span></text:p>
      <text:p text:style-name="P82"><text:span text:style-name="Source_20_Text"><text:span text:style-name="T26"/></text:span></text:p>
      <text:p text:style-name="P83"><text:span text:style-name="Source_20_Text"><text:span text:style-name="T29">I’m fine for now though. </text:span></text:span><text:span text:style-name="Source_20_Text"><text:span text:style-name="T30">Let’s try the join.</text:span></text:span></text:p>
      <text:p text:style-name="P83"><text:span text:style-name="Source_20_Text"><text:span text:style-name="T30"/></text:span></text:p>
      <text:p text:style-name="P86"><text:span text:style-name="Source_20_Text"><text:span text:style-name="T31">Joining the Kubernetes Cluster (from the worker node):</text:span></text:span></text:p>
      <text:p text:style-name="P86"><text:span text:style-name="Source_20_Text"><text:span text:style-name="T21">Slight adjustment to our join command, we nee dto specify the cri-socket we’re using since there are multiple on the machine.</text:span></text:span></text:p>
      <text:p text:style-name="P86"><text:span text:style-name="Source_20_Text"><text:span text:style-name="T21"/></text:span></text:p>
      <text:p text:style-name="P88"><text:span text:style-name="Source_20_Text"><text:span text:style-name="T22">Before running this, make sure you do the full kubeadm reset / cleanup of all local files! This is important. Previous cluster memberships WILL conflict here.</text:span></text:span></text:p>
      <text:p text:style-name="P86"><text:span text:style-name="Source_20_Text"><text:span text:style-name="T21"/></text:span></text:p>
      <text:p text:style-name="P85"><text:span text:style-name="Source_20_Text"><text:span text:style-name="T7">kubeadm join 192.168.122.189:6443 \</text:span></text:span></text:p>
      <text:p text:style-name="P84"><text:span text:style-name="Source_20_Text"><text:span text:style-name="T10"><text:s text:c="4"/>--token ziatp6.0q5i9o3ai5jet6ty \</text:span></text:span></text:p>
      <text:p text:style-name="P84"><text:span text:style-name="Source_20_Text"><text:span text:style-name="T10"><text:s text:c="4"/>--discovery-token-ca-cert-hash sha256:1430c1d2656c439b2c98fec61f69376809add6675f1b881dda221073f0d1cdba \</text:span></text:span></text:p>
      <text:p text:style-name="P52"><text:soft-page-break/><text:span text:style-name="Source_20_Text"><text:span text:style-name="T10"><text:s text:c="4"/>--cri-socket /var/run/crio/crio.sock</text:span></text:span></text:p>
      <text:p text:style-name="Standard"><text:line-break/><text:span text:style-name="Source_20_Text"><text:span text:style-name="T27">The above should do it.</text:span></text:span></text:p>
      <text:p text:style-name="P83"><text:span text:style-name="Source_20_Text"><text:span text:style-name="T13"/></text:span></text:p>
      <text:p text:style-name="P83"><text:span text:style-name="Source_20_Text"><text:span text:style-name="T13"/></text:span></text:p>
      <text:p text:style-name="P89"><text:span text:style-name="Source_20_Text"><text:span text:style-name="T32">Did it work?</text:span></text:span></text:p>
      <text:p text:style-name="P89"><text:span text:style-name="Source_20_Text"><text:span text:style-name="T32"/></text:span></text:p>
      <text:p text:style-name="P89"><text:span text:style-name="Source_20_Text"><text:span text:style-name="T23">From the control-plane:</text:span></text:span></text:p>
      <text:p text:style-name="P89"><text:span text:style-name="Source_20_Text"><text:span text:style-name="T23"/></text:span></text:p>
      <text:p text:style-name="P89"><text:span text:style-name="Source_20_Text"><text:span text:style-name="T17">kubectl get nodes</text:span></text:span></text:p>
      <text:p text:style-name="P89"><text:span text:style-name="Source_20_Text"><text:span text:style-name="T17"/></text:span></text:p>
      <text:p text:style-name="P89"><text:span text:style-name="Source_20_Text"><text:span text:style-name="T28">…SUCCESS!!!!</text:span></text:span></text:p>
      <text:p text:style-name="P89"><text:span text:style-name="Source_20_Text"><text:span text:style-name="T28"/></text:span></text:p>
      <text:p text:style-name="P90"><text:span text:style-name="Source_20_Text"><text:span text:style-name="T17">kubectl get nodes</text:span></text:span></text:p>
      <text:p text:style-name="P90"><text:span text:style-name="Source_20_Text"><text:span text:style-name="T17"/></text:span></text:p>
      <text:p text:style-name="P90"><text:span text:style-name="Source_20_Text"><text:span text:style-name="T17">NAME <text:s text:c="12"/>STATUS <text:s text:c="2"/>ROLES <text:s text:c="10"/>AGE <text:s text:c="2"/>VERSION</text:span></text:span></text:p>
      <text:p text:style-name="P90"><text:span text:style-name="Source_20_Text"><text:span text:style-name="T17">fedora-lab <text:s text:c="6"/>Ready <text:s text:c="3"/>control-plane <text:s text:c="2"/>11m <text:s text:c="2"/>v1.27.12</text:span></text:span></text:p>
      <text:p text:style-name="P90"><text:span text:style-name="Source_20_Text"><text:span text:style-name="T17">fedora-worker1 <text:s text:c="2"/>Ready <text:s text:c="3"/>&lt;none&gt; <text:s text:c="9"/>37s <text:s text:c="2"/>v1.27.12</text:span></text:span></text:p>
      <text:p text:style-name="P89"><text:span text:style-name="Source_20_Text"><text:span text:style-name="T17"/></text:span></text:p>
      <text:p text:style-name="P91">Okay okay, we need to test this out somehow!</text:p>
      <text:p text:style-name="P91"/>
      <text:p text:style-name="P92">Hello-worlding:</text:p>
      <text:p text:style-name="P93"/>
      <text:p text:style-name="P94">Let’s create an nginx deployment:</text:p>
      <text:p text:style-name="P93"/>
      <text:p text:style-name="P60">kubectl create deployment nginx --image=nginx</text:p>
      <text:p text:style-name="P60"/>
      <text:p text:style-name="P70">Now let’s expose the <text:span text:style-name="T3">nginx </text:span>deployment on port 80. This will make it accessible from outside.</text:p>
      <text:p text:style-name="P70"/>
      <text:p text:style-name="P61">kubectl expose deployment nginx --port=80 --type=NodePort</text:p>
      <text:p text:style-name="P61"/>
      <text:p text:style-name="P71">Check if it’s healthy:</text:p>
      <text:p text:style-name="P71"/>
      <text:p text:style-name="P62">kubectl get deployments</text:p>
      <text:p text:style-name="P62"/>
      <text:p text:style-name="P72">If it looks good check the <text:span text:style-name="T3">service </text:span>which should deal with the networking. This should tell us the cluster-IP address and ports this is accessible through:</text:p>
      <text:p text:style-name="P72"/>
      <text:p text:style-name="P63">kubectl get service</text:p>
      <text:p text:style-name="P63"/>
      <text:p text:style-name="P63">NAME <text:s text:c="8"/>TYPE <text:s text:c="7"/>CLUSTER-IP <text:s text:c="4"/>EXTERNAL-IP <text:s text:c="2"/>PORT(S) <text:s text:c="7"/>AGE</text:p>
      <text:p text:style-name="P63">kubernetes <text:s text:c="2"/>ClusterIP <text:s text:c="2"/>10.96.0.1 <text:s text:c="5"/>&lt;none&gt; <text:s text:c="7"/>443/TCP <text:s text:c="7"/>15m</text:p>
      <text:p text:style-name="P63">nginx <text:s text:c="7"/>NodePort <text:s text:c="3"/>10.97.225.32 <text:s text:c="2"/>&lt;none&gt; <text:s text:c="7"/>80:31738/TCP <text:s text:c="2"/>45s</text:p>
      <text:p text:style-name="P63"/>
      <text:p text:style-name="P73">So nginx has a cluster IP address of 10.97.225.32 ? Hmm… and ports of 80:31738 . I’m guessing this mean’s it’s accessible on 31738? <text:span text:style-name="T33">Not quite!</text:span></text:p>
      <text:p text:style-name="P73"/>
      <text:p text:style-name="P78"><text:soft-page-break/>Get the IP address of the node that it’s running on:</text:p>
      <text:p text:style-name="P64">kubectl get nodes -o wide</text:p>
      <text:p text:style-name="P74"/>
      <text:p text:style-name="P74">This will print the IP address.. and then in the browser access the <text:span text:style-name="T3">IP ADDRESS FROM THE NODE AND THE PORT FROM THE SERVICE COMMAND:</text:span></text:p>
      <text:p text:style-name="P74"><text:span text:style-name="T3"/></text:p>
      <text:p text:style-name="P74">In this case, <text:a xlink:type="simple" xlink:href="http://192.168.124.21:31738/" text:style-name="Internet_20_link" text:visited-style-name="Visited_20_Internet_20_Link"><text:span text:style-name="T8">http://192.168.124.21:31738/</text:span></text:a><text:span text:style-name="T8"> </text:span></text:p>
      <text:p text:style-name="P74">-eureka! Nginx <text:span text:style-name="T35">welcome</text:span><text:span text:style-name="T34"> page!!!</text:span></text:p>
      <text:p text:style-name="P74"/>
      <text:p text:style-name="P76">Let’s spin it down:</text:p>
      <text:p text:style-name="P76"/>
      <text:p text:style-name="P79">kubectl delete deployments nginx</text:p>
      <text:p text:style-name="P74"/>
      <text:p text:style-name="P95">Can we get a second worker? </text:p>
      <text:p text:style-name="P95"/>
      <text:p text:style-name="P75">Let’s clone <text:span text:style-name="T3">Fedora-Worker1 </text:span>in virt-manager, storage and all:</text:p>
      <text:p text:style-name="P75">→ <text:span text:style-name="T36">right-click in virt-manager, clone, rename to fedora-worker2</text:span></text:p>
      <text:p text:style-name="P75"><text:tab/>→ <text:span text:style-name="T37">spin it up</text:span></text:p>
      <text:p text:style-name="P75"><text:tab/><text:tab/>→ <text:span text:style-name="T37">rename it:</text:span></text:p>
      <text:p text:style-name="P77">Go into Connection Details (of the virt manager home window)</text:p>
      <text:p text:style-name="P77">Edit the xml of the default network:</text:p>
      <text:p text:style-name="P77"/>
      <text:p text:style-name="P65"><text:s text:c="2"/>&lt;ip address="192.168.124.1" netmask="255.255.255.0"&gt;</text:p>
      <text:p text:style-name="P65"><text:s text:c="4"/>&lt;dhcp&gt;</text:p>
      <text:p text:style-name="P65"><text:s text:c="6"/>&lt;range start="192.168.124.2" end="192.168.124.254"/&gt;</text:p>
      <text:p text:style-name="P65"><text:s text:c="6"/>&lt;host mac="52:54:00:bb:69:50" name="fedora-worker1" ip="192.168.124.21"/&gt;</text:p>
      <text:p text:style-name="P65"><text:s text:c="6"/>&lt;host mac="52:54:00:91:d9:88" name="fedora-worker2" ip="192.168.124.10"/&gt;</text:p>
      <text:p text:style-name="P65"><text:s text:c="4"/>&lt;/dhcp&gt;</text:p>
      <text:p text:style-name="P65"><text:s text:c="2"/>&lt;/ip&gt;</text:p>
      <text:p text:style-name="P65"/>
      <text:p text:style-name="P77">Here’s what I have now, make sure you get the Mac Addresses from the Network Interface Card (NIC) on the VM. Save it. Stop the virtual network, then start the virtual network.</text:p>
      <text:p text:style-name="P77"/>
      <text:p text:style-name="P77"/>
      <text:p text:style-name="P99">For the host – <text:span text:style-name="T1">be sure to ENABLE kubelet , yes it’s supposed to be in a crashloop:</text:span></text:p>
      <text:p text:style-name="P99"><text:span text:style-name="T1"/></text:p>
      <text:p text:style-name="P103"><text:span text:style-name="T1">systemctl enable --now kubelet</text:span></text:p>
      <text:p text:style-name="P103"><text:span text:style-name="T1"/></text:p>
      <text:p text:style-name="P99"><text:span text:style-name="T1">also make sure you disable swapoff every time.</text:span></text:p>
      <text:p text:style-name="P99"><text:span text:style-name="T1"/></text:p>
      <text:p text:style-name="P100"><text:span text:style-name="T1">Then join from the second worker:</text:span></text:p>
      <text:p text:style-name="P100"><text:span text:style-name="T1"/></text:p>
      <text:p text:style-name="P104"><text:span text:style-name="T1">#! /bin/bash</text:span></text:p>
      <text:p text:style-name="P104"><text:span text:style-name="T1"/></text:p>
      <text:p text:style-name="P104"><text:span text:style-name="T1">sudo kubeadm reset --cri-socket /var/run/crio/crio.sock</text:span></text:p>
      <text:p text:style-name="P104"><text:span text:style-name="T1">sudo rm -rf /etc/kubernetes/</text:span></text:p>
      <text:p text:style-name="P104"><text:span text:style-name="T1">sudo rm -rf /var/lib/etcd/</text:span></text:p>
      <text:p text:style-name="P104"><text:span text:style-name="T1">sudo rm -rf /var/lib/kubelet/</text:span></text:p>
      <text:p text:style-name="P104"><text:soft-page-break/><text:span text:style-name="T1">sudo rm -rf /var/lib/cni/</text:span></text:p>
      <text:p text:style-name="P104"><text:span text:style-name="T1"/></text:p>
      <text:p text:style-name="P104"><text:span text:style-name="T1">sudo systemctl stop kubelet</text:span></text:p>
      <text:p text:style-name="P104"><text:span text:style-name="T1">sudo systemctl enable --now kubelet</text:span></text:p>
      <text:p text:style-name="P106"><text:span text:style-name="T1">sleep 15</text:span></text:p>
      <text:p text:style-name="P106"><text:span text:style-name="T1">sudo kubeadm join 192.168.122.189:6443 <text:s text:c="4"/>--token ziatp6.0q5i9o3ai5jet6ty <text:s text:c="4"/>--discovery-token-ca-cert-hash sha256:1430c1d2656c439b2c98fec61f69376809add6675f1b881dda221073f0d1cdba <text:s text:c="4"/>--cri-socket /var/run/crio/crio.sock</text:span></text:p>
      <text:p text:style-name="P105"><text:span text:style-name="T1"/></text:p>
      <text:p text:style-name="P101"><text:span text:style-name="T1">The above is a nice little “reset” script for the workers if needed. Put it on both.</text:span></text:p>
      <text:p text:style-name="P101"><text:span text:style-name="T1"/></text:p>
      <text:h text:style-name="Heading_20_2" text:outline-level="2"/>
      <text:h text:style-name="Heading_20_2" text:outline-level="2">Enabling Crio to pull docker images without needing https:</text:h>
      <text:p text:style-name="P102"/>
      <text:p text:style-name="P108">ON EACH WORKER NODE:</text:p>
      <text:p text:style-name="P112">We need to edit crio.conf!! We’re not using docker nor containerd as our runtime!</text:p>
      <text:p text:style-name="P115">sudo vi /etc/crio/crio.conf</text:p>
      <text:p text:style-name="P115"/>
      <text:p text:style-name="P115"/>
      <text:p text:style-name="P113">{</text:p>
      <text:p text:style-name="P113"><text:s text:c="4"/>"insecure-registries" : ["192.168.122.189:5000"]</text:p>
      <text:p text:style-name="P113">}</text:p>
      <text:p text:style-name="P110">then:</text:p>
      <text:p text:style-name="P114">sudo systemctl restart <text:span text:style-name="T39">crio</text:span></text:p>
      <text:p text:style-name="P111"><text:s/></text:p>
      <text:p text:style-name="P109">Note that you may need to do something similar with Docker if you’re using that! But for now, we just need cr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20:05:51.144804614</meta:creation-date>
    <dc:date>2024-04-21T22:53:34.750648241</dc:date>
    <meta:editing-duration>PT2H40M33S</meta:editing-duration>
    <meta:editing-cycles>88</meta:editing-cycles>
    <meta:generator>LibreOffice/7.6.6.3$Linux_X86_64 LibreOffice_project/60$Build-3</meta:generator>
    <meta:document-statistic meta:table-count="0" meta:image-count="0" meta:object-count="0" meta:page-count="7" meta:paragraph-count="177" meta:word-count="1215" meta:character-count="8697" meta:non-whitespace-character-count="7459"/>
  </office:meta>
</office:document-meta>
</file>